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) ASIRVAD DISTANCE MAPPING</text:span></text:p>
      <text:p text:style-name="P1"><text:span text:style-name="T1">PATH:<text:s text:c="2"/>application portal -&gt;operational projects -&gt;Asirvad -&gt;Asirvad ditance mapping</text:span></text:p>
      <text:p text:style-name="P1"><text:span text:style-name="T1">ACCESS: BH</text:span></text:p>
      <text:p text:style-name="P1"><text:span text:style-name="T1"/></text:p>
      <text:p text:style-name="P1"><draw:frame text:anchor-type="as-char" svg:width="173.04mm" svg:height="78.32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>2) RM/AH<text:s text:c="2"/>VARIFICATION</text:span></text:p>
      <text:p text:style-name="P1"><text:span text:style-name="T2"><text:tab/>PATH: Application portal -&gt;Operational Projects -&gt; RM/AH VARIFICATION</text:span></text:p>
      <text:p text:style-name="P1"><text:span text:style-name="T2"><text:tab/>ACCESS: AH</text:span><text:span text:style-name="T3"/></text:p>
      <text:p text:style-name="P1"><text:span text:style-name="T3"/></text:p>
      <text:p text:style-name="P1"><draw:frame text:anchor-type="as-char" svg:width="152.40mm" svg:height="78.32mm" style:rel-width="scale" style:rel-height="scale"><draw:object-ole xlink:href="OleObj2"/><draw:image xlink:href="ObjectReplacements/OleObj2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>3) ASIRVAD DISTANCE<text:s text:c="2"/>MAPPING REPORTS</text:span></text:p>
      <text:p text:style-name="P1"><text:span text:style-name="T4"><text:tab/>PATH: Application portal -&gt;Operational Projects -&gt; ASIRVAD DISTANCE MAPPING <text:tab/>REPORTS</text:span></text:p>
      <text:p text:style-name="P1"><text:span text:style-name="T4"><text:tab/></text:span><draw:frame text:anchor-type="as-char" svg:width="152.40mm" svg:height="78.32mm" style:rel-width="scale" style:rel-height="scale"><draw:object-ole xlink:href="OleObj3"/><draw:image xlink:href="ObjectReplacements/OleObj3"/></draw:frame><text:span text:style-name="T4"/></text:p>
      <text:p text:style-name="P1"><text:span text:style-name="T4"/></text:p>
      <text:p text:style-name="P1"><text:span text:style-name="T4"/></text:p>
      <text:p text:style-name="P1"><text:span text:style-name="T5">4) ASIRVAD MEETING SCHEDULE</text:span></text:p>
      <text:p text:style-name="P1"><text:span text:style-name="T6"><text:tab/>PATH: Application portal -&gt;Operational Projects -&gt; ASIRVAD MEETING SCHEDULE</text:span></text:p>
      <text:p text:style-name="P1"><text:span text:style-name="T6"><text:tab/>ACCESS: AH,BH</text:span></text:p>
      <text:p text:style-name="P1"><text:span text:style-name="T6"/></text:p>
      <text:p text:style-name="P1"><draw:frame text:anchor-type="as-char" svg:width="152.40mm" svg:height="78.32mm" style:rel-width="scale" style:rel-height="scale"><draw:object-ole xlink:href="OleObj4"/><draw:image xlink:href="ObjectReplacements/OleObj4"/></draw:frame><text:span text:style-name="T6"/></text:p>
      <text:p text:style-name="P1"><text:span text:style-name="T6"/></text:p>
      <text:p text:style-name="P1"><text:span text:style-name="T6"/></text:p>
      <text:p text:style-name="P1"><text:span text:style-name="T7">5) ASIRVAD MEETING RETURN</text:span></text:p>
      <text:p text:style-name="P1"><text:span text:style-name="T8"><text:tab/>PATH: Application portal -&gt;Operational Projects -&gt; ASIRVAD MEETING RETURN</text:span></text:p>
      <text:p text:style-name="P1"><text:span text:style-name="T8"><text:tab/>ACCESS: BH</text:span></text:p>
      <text:p text:style-name="P1"><draw:frame text:anchor-type="as-char" svg:width="152.40mm" svg:height="78.05mm" style:rel-width="scale" style:rel-height="scale"><draw:object-ole xlink:href="OleObj5"/><draw:image xlink:href="ObjectReplacements/OleObj5"/></draw:frame><text:span text:style-name="T8"/></text:p>
      <text:p text:style-name="P1"><text:span text:style-name="T8"/></text:p>
      <text:p text:style-name="P1"><text:span text:style-name="T8"/></text:p>
      <text:p text:style-name="P1"><text:span text:style-name="T9">6) ASIRVAD MEETING STATUS</text:span></text:p>
      <text:p text:style-name="P1"><text:span text:style-name="T10"><text:tab/>PATH: Application portal -&gt;Operational Projects -&gt; ASIRVAD MEETING STATUS</text:span></text:p>
      <text:p text:style-name="P1"><text:span text:style-name="T10"><text:tab/></text:span></text:p>
      <text:p text:style-name="P1"><draw:frame text:anchor-type="as-char" svg:width="152.40mm" svg:height="78.32mm" style:rel-width="scale" style:rel-height="scale"><draw:object-ole xlink:href="OleObj6"/><draw:image xlink:href="ObjectReplacements/OleObj6"/></draw:frame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/></text:p>
      <text:p text:style-name="P2"><text:span text:style-name="T12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